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21000000B881081EC8A17CDA3C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 text:animation-delay="P0D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3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4.599cm" svg:x="2.032cm" svg:y="5.957cm" presentation:class="title" presentation:user-transformed="true">
          <draw:text-box>
            <text:p>自由及开放源代码的<text:line-break/>历史与发展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自我介绍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来自上海Linux用户组</text:p>
              </text:list-item>
              <text:list-item>
                <text:p xml:id="id2" text:id="id2">自由及开放源代码软件的爱好者</text:p>
              </text:list-item>
              <text:list-item>
                <text:p xml:id="id3" text:id="id3">资深的Linux用户</text:p>
              </text:list-item>
              <text:list-item>
                <text:p xml:id="id4" text:id="id4">热爱编程</text:p>
              </text:list-item>
              <text:list-item>
                <text:p xml:id="id5" text:id="id5">对硬件有兴趣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几个问题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6" text:id="id6">自由软件</text:p>
              </text:list-item>
              <text:list-item>
                <text:p xml:id="id7" text:id="id7">开放源代码软件(开源软件)</text:p>
              </text:list-item>
              <text:list-item>
                <text:p xml:id="id8" text:id="id8">Linux系统</text:p>
              </text:list-item>
              <text:list-item>
                <text:p xml:id="id9" text:id="id9">安卓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软件是什么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10" text:id="id10">计算机可以理解、可以执行的数据</text:p>
              </text:list-item>
              <text:list-item>
                <text:p xml:id="id11" text:id="id11">人类没法直接阅读或理解</text:p>
              </text:list-item>
              <text:list-item>
                <text:p xml:id="id12" text:id="id12">通过源代码编译而来的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什么是源代码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13" text:id="id13">符合特定格式的文本文件</text:p>
              </text:list-item>
              <text:list-item>
                <text:p xml:id="id14" text:id="id14">人们可以阅读，可以修改</text:p>
              </text:list-item>
              <text:list-item>
                <text:p xml:id="id15" text:id="id15">描述软件的行为，定义软件的功能</text:p>
              </text:list-item>
              <text:list-item>
                <text:p xml:id="id16" text:id="id16">可以认为源代码就是某种形式的软件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软件发布形式的变迁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17" text:id="id17">早期: 源代码</text:p>
                <text:list>
                  <text:list-item>
                    <text:p xml:id="id18" text:id="id18">可修改</text:p>
                  </text:list-item>
                  <text:list-item>
                    <text:p xml:id="id19" text:id="id19">可分享</text:p>
                  </text:list-item>
                </text:list>
              </text:list-item>
              <text:list-item>
                <text:p xml:id="id20" text:id="id20">八十年代: 二进制</text:p>
                <text:list>
                  <text:list-item>
                    <text:p xml:id="id21" text:id="id21">很难修改</text:p>
                  </text:list-item>
                  <text:list-item>
                    <text:p xml:id="id22" text:id="id22">不能分享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二进制发行的结果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23" text:id="id23">用户的自由受限</text:p>
              </text:list-item>
              <text:list-item>
                <text:p xml:id="id24" text:id="id24">“盗版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理查德·斯托曼与自由软件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25" text:id="id25">尊重用户自由的软件</text:p>
              </text:list-item>
              <text:list-item>
                <text:p xml:id="id26" text:id="id26">满足以下几个条件</text:p>
                <text:list>
                  <text:list-item>
                    <text:p xml:id="id27" text:id="id27"><text:span text:style-name="T1">运行的</text:span>自由</text:p>
                  </text:list-item>
                  <text:list-item>
                    <text:p xml:id="id28" text:id="id28">修改的自由</text:p>
                  </text:list-item>
                  <text:list-item>
                    <text:p xml:id="id29" text:id="id29">分发的自由</text:p>
                  </text:list-item>
                  <text:list-item>
                    <text:p xml:id="id30" text:id="id30">修改后再分发的自由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开源软件概念的诞生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31" text:id="id31">自由(free)和免费(free)</text:p>
              </text:list-item>
              <text:list-item>
                <text:p xml:id="id32" text:id="id32">自由软件的第2点自由</text:p>
                <text:list>
                  <text:list-item>
                    <text:p xml:id="id33" text:id="id33">源代码可见</text:p>
                  </text:list-item>
                </text:list>
              </text:list-item>
              <text:list-item>
                <text:p xml:id="id34" text:id="id34">对商业友好、被大力宣传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开源软件与许可证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35" text:id="id35">是否是开源软件由许可证决定</text:p>
              </text:list-item>
              <text:list-item>
                <text:p xml:id="id36" text:id="id36">开放源代码促进会（Open Source Initiative）</text:p>
              </text:list-item>
              <text:list-item>
                <text:p xml:id="id37" text:id="id37">与自由软件内涵一致的定义</text:p>
              </text:list-item>
              <text:list-item>
                <text:p xml:id="id38" text:id="id38">自由及开放源代码软件</text:p>
                <text:list>
                  <text:list-item>
                    <text:p xml:id="id39" text:id="id39">Free and open-source software</text:p>
                  </text:list-item>
                  <text:list-item>
                    <text:p xml:id="id40" text:id="id40">FO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GNU计划</text:p>
          </draw:text-box>
        </draw:frame>
        <draw:frame presentation:style-name="pr7" draw:layer="layout" svg:width="25.199cm" svg:height="12.179cm" svg:x="1.524cm" svg:y="3.048cm" presentation:class="outline" presentation:user-transformed="true">
          <draw:text-box>
            <text:list text:style-name="L2">
              <text:list-item>
                <text:p xml:id="id41" text:id="id41">自由的操作系统</text:p>
              </text:list-item>
              <text:list-item>
                <text:p xml:id="id42" text:id="id42">“GNU's Not Unix”</text:p>
                <text:list>
                  <text:list-item>
                    <text:p xml:id="id43" text:id="id43"><text:a xlink:href="https://gnu.org/" xlink:type="simple">https://gnu.org</text:a></text:p>
                  </text:list-item>
                  <text:list-item>
                    <text:p xml:id="id44" text:id="id44">自由软件运动</text:p>
                  </text:list-item>
                </text:list>
              </text:list-item>
              <text:list-item>
                <text:p xml:id="id45" text:id="id45">包含众多软件</text:p>
                <text:list>
                  <text:list-item>
                    <text:p xml:id="id46" text:id="id46">内核, 命令行解释器</text:p>
                  </text:list-item>
                  <text:list-item>
                    <text:p xml:id="id47" text:id="id47">编译器, 文本编辑器</text:p>
                  </text:list-item>
                  <text:list-item>
                    <text:p xml:id="id48" text:id="id48">邮件处理程序等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inux内核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49" text:id="id49">GNU计划：缺可用内核</text:p>
              </text:list-item>
              <text:list-item>
                <text:p xml:id="id50" text:id="id50">Linux内核</text:p>
                <text:list>
                  <text:list-item>
                    <text:p xml:id="id51" text:id="id51"><text:a xlink:href="https://www.kernel.org/" xlink:type="simple">https://www.kernel.org</text:a></text:p>
                  </text:list-item>
                </text:list>
              </text:list-item>
              <text:list-item>
                <text:p xml:id="id52" text:id="id52">安卓操作系统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自由及开源软件的影响</text:p>
          </draw:text-box>
        </draw:frame>
        <draw:frame presentation:style-name="pr7" draw:layer="layout" svg:width="25.199cm" svg:height="12.179cm" svg:x="1.217cm" svg:y="3.556cm" presentation:class="outline" presentation:user-transformed="true">
          <draw:text-box>
            <text:list text:style-name="L2">
              <text:list-item>
                <text:p xml:id="id53" text:id="id53">个人软件</text:p>
                <text:list>
                  <text:list-item>
                    <text:p xml:id="id54" text:id="id54">火狐浏览器</text:p>
                  </text:list-item>
                  <text:list-item>
                    <text:p xml:id="id55" text:id="id55">chrome浏览器</text:p>
                  </text:list-item>
                </text:list>
              </text:list-item>
              <text:list-item>
                <text:p xml:id="id56" text:id="id56">服务器软件</text:p>
                <text:list>
                  <text:list-item>
                    <text:p xml:id="id57" text:id="id57">Apache</text:p>
                  </text:list-item>
                  <text:list-item>
                    <text:p xml:id="id58" text:id="id58">MySQL</text:p>
                  </text:list-item>
                  <text:list-item>
                    <text:p xml:id="id59" text:id="id59">PHP</text:p>
                  </text:list-item>
                </text:list>
              </text:list-item>
              <text:list-item>
                <text:p xml:id="id60" text:id="id60">移动端</text:p>
                <text:list>
                  <text:list-item>
                    <text:p xml:id="id61" text:id="id61">Android Open Source Project(AOSP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参考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pen Source Initiative: <text:a xlink:href="https://opensource.org/" xlink:type="simple">https://opensource.org</text:a></text:p>
              </text:list-item>
              <text:list-item>
                <text:p>GNU计划: <text:a xlink:href="https://gnu.org/" xlink:type="simple">https://gnu.org</text:a></text:p>
              </text:list-item>
              <text:list-item>
                <text:p>Linux内核: <text:a xlink:href="https://www.kernel.org/" xlink:type="simple">https://www.kernel.org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svg:stroke-color="#3465a4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54pt" fo:font-style="normal" fo:text-shadow="none" style:text-underline-style="none" fo:font-weight="normal" style:letter-kerning="true" fo:background-color="transparent" style:font-size-asian="5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svg:stroke-color="#3465a4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svg:stroke-color="#3465a4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11-14T06:16:26.970234847</meta:creation-date>
    <meta:editing-duration>PT44M37S</meta:editing-duration>
    <meta:editing-cycles>7</meta:editing-cycles>
    <meta:generator>LibreOffice/6.3.0.4$Linux_X86_64 LibreOffice_project/30$Build-4</meta:generator>
    <dc:title>Blue Curve</dc:title>
    <dc:date>2020-11-14T07:54:10.559980613</dc:date>
    <meta:document-statistic meta:object-count="90"/>
  </office:meta>
</office:document-meta>
</file>